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8" calcext:value-type="currency">
            <text:p>0,8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3]*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4]*[.E4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8ANEF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5]*[.E5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elui de droite ;-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MAILLESHORT</text:p>
          </table:table-cell>
          <table:table-cell office:value-type="string" calcext:value-type="string">
            <text:p>MICROMODEL</text:p>
          </table:table-cell>
          <table:table-cell office:value-type="string" calcext:value-type="string">
            <text:p>8x25mm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D7]*[.E7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FIL NOIr ROUG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AWG1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D8]*[.E8]" office:value-type="currency" office:currency="EUR" office:value="0.6" calcext:value-type="currency">
            <text:p>0,6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8])" office:value-type="currency" office:currency="EUR" office:value="2.688" calcext:value-type="currency">
            <text:p>2,6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8-14T22:46:17.941000000</dc:date>
    <meta:editing-duration>PT38M48S</meta:editing-duration>
    <meta:editing-cycles>15</meta:editing-cycles>
    <meta:document-statistic meta:table-count="1" meta:cell-count="50" meta:object-count="0"/>
  </office:meta>
</office:document-meta>
</file>